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CalcResult"/>
    <style:style style:name="ce58" style:family="table-cell" style:parent-style-name="Input">
      <style:map style:condition="cell-content()&lt;0" style:apply-style-name="CalcError" style:base-cell-address="Star.C13"/>
    </style:style>
    <style:style style:name="ce59" style:family="table-cell" style:parent-style-name="CalcBoxBottom"/>
    <style:style style:name="ce61" style:family="table-cell" style:parent-style-name="CalcResult" style:data-style-name="N0"/>
    <style:style style:name="ce65" style:family="table-cell" style:parent-style-name="CalcBoxBottom" style:data-style-name="N0"/>
    <style:style style:name="ce69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PageHeading">
      <style:map style:condition="cell-content()&lt;0" style:apply-style-name="CalcError" style:base-cell-address="Planet.A1"/>
    </style:style>
    <style:style style:name="ce77" style:family="table-cell" style:parent-style-name="Input"/>
    <style:style style:name="ce78" style:family="table-cell" style:parent-style-name="Calc"/>
    <style:style style:name="ce79" style:family="table-cell" style:parent-style-name="CalcResult"/>
    <style:style style:name="ce80" style:family="table-cell" style:parent-style-name="Calc"/>
    <style:style style:name="ce81" style:family="table-cell" style:parent-style-name="Input"/>
    <style:style style:name="ce18" style:family="table-cell" style:parent-style-name="Calc"/>
    <style:style style:name="ce19" style:family="table-cell" style:parent-style-name="CalcBoxBottom"/>
    <style:style style:name="ce83" style:family="table-cell" style:parent-style-name="Input">
      <style:map style:condition="cell-content()&lt;0" style:apply-style-name="CalcError" style:base-cell-address="Planet.A1"/>
    </style:style>
    <style:style style:name="ce21" style:family="table-cell" style:parent-style-name="CalcResult"/>
    <style:style style:name="ce86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Input">
      <style:map style:condition="cell-content()&lt;0" style:apply-style-name="CalcError" style:base-cell-address="Satellite.C9"/>
    </style:style>
    <style:style style:name="ce24" style:family="table-cell" style:parent-style-name="CalcResult"/>
    <style:style style:name="ce90" style:family="table-cell" style:parent-style-name="Calc">
      <style:text-properties style:font-name="DejaVu Sans2" style:font-name-asian="DejaVu Sans2" style:font-name-complex="DejaVu Sans2"/>
    </style:style>
    <style:style style:name="ce91" style:family="table-cell" style:parent-style-name="Calc">
      <style:map style:condition="cell-content()&lt;0" style:apply-style-name="CalcError" style:base-cell-address="Satellite.C9"/>
    </style:style>
    <style:style style:name="ce27" style:family="table-cell" style:parent-style-name="Input">
      <style:map style:condition="cell-content()&lt;0" style:apply-style-name="CalcError" style:base-cell-address="Impact.C9"/>
    </style:style>
    <style:style style:name="ce93" style:family="table-cell" style:parent-style-name="CalcResultScientific">
      <style:text-properties style:font-name="DejaVu Sans3" style:font-name-asian="DejaVu Sans3" style:font-name-complex="DejaVu Sans3"/>
    </style:style>
    <style:style style:name="ce94" style:family="table-cell" style:parent-style-name="Input">
      <style:text-properties style:font-name="DejaVu Sans3" style:font-name-complex="DejaVu Sans3"/>
    </style:style>
    <style:style style:name="ce95" style:family="table-cell" style:parent-style-name="Calc">
      <style:text-properties style:font-name="DejaVu Sans3" style:font-name-complex="DejaVu Sans3"/>
    </style:style>
    <style:style style:name="ce97" style:family="table-cell" style:parent-style-name="CalcResultScientific"/>
    <style:style style:name="ce32" style:family="table-cell" style:parent-style-name="Calc"/>
    <style:style style:name="ce33" style:family="table-cell" style:parent-style-name="CalcResult"/>
    <style:style style:name="ce34" style:family="table-cell" style:parent-style-name="CalcBoxBottom"/>
    <style:style style:name="ce35" style:family="table-cell" style:parent-style-name="CalcResult"/>
    <style:style style:name="ce42" style:family="table-cell" style:parent-style-name="Input">
      <style:map style:condition="cell-content()&lt;0" style:apply-style-name="CalcError" style:base-cell-address="Travel.B9"/>
    </style:style>
    <style:style style:name="ce85" style:family="table-cell" style:parent-style-name="CalcSeparator"/>
    <style:style style:name="ce38" style:family="table-cell" style:parent-style-name="Calc"/>
    <style:style style:name="ce39" style:family="table-cell" style:parent-style-name="CalcBoxBottom"/>
    <style:style style:name="ce88" style:family="table-cell" style:parent-style-name="Calc" style:data-style-name="N0"/>
    <style:style style:name="ce41" style:family="table-cell" style:parent-style-name="CalcBoxBottom" style:data-style-name="N0"/>
    <style:style style:name="ce96" style:family="table-cell" style:parent-style-name="CalcResult"/>
    <style:style style:name="ce98" style:family="table-cell" style:parent-style-name="CalcResult" style:data-style-name="N0"/>
    <style:style style:name="ce45" style:family="table-cell" style:parent-style-name="Calc"/>
    <style:style style:name="ce99" style:family="table-cell" style:parent-style-name="CalcResult" style:data-style-name="N0"/>
    <style:style style:name="ce56" style:family="table-cell" style:parent-style-name="CalcResult"/>
    <style:style style:name="ce100" style:family="table-cell" style:parent-style-name="CalcResult"/>
    <style:style style:name="ce101" style:family="table-cell" style:parent-style-name="CalcResult" style:data-style-name="N0"/>
    <style:style style:name="ce66" style:family="table-cell" style:parent-style-name="CalcResult"/>
    <style:style style:name="ce67" style:family="table-cell" style:parent-style-name="Calc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DejaVu Sans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Vehicle</text:p>
          </table:table-cell>
          <table:table-cell office:value-type="string" calcext:value-type="string">
            <text:p>Vehicl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3 (2020-05-09)</text:p>
          </table:table-cell>
          <table:table-cell office:value-type="string" calcext:value-type="string">
            <text:p>Added converter: m/s ↔ km/h; calculator: uniform acceleration; typos and some number formatting fixed</text:p>
          </table:table-cell>
          <table:table-cell table:number-columns-repeated="61"/>
        </table:table-row>
        <table:table-row table:style-name="ro5" table:number-rows-repeated="1048548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6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5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3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55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Distance to star:</text:p>
          </table:table-cell>
          <table:table-cell table:style-name="ce58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is. magnitude of star:</text:p>
          </table:table-cell>
          <table:table-cell table:style-name="ce61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5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Abs. mag. of 2nd star:</text:p>
          </table:table-cell>
          <table:table-cell table:style-name="ce58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uminosity difference:</text:p>
          </table:table-cell>
          <table:table-cell table:style-name="ce55" table:formula="of:=IF([.E29] &gt;= 1000; FIXED([.E29]; 0); ROUND([.E29]; 2))" office:value-type="float" office:value="85.51" calcext:value-type="float">
            <text:p>85,51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5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Probable MS lumin.¹:</text:p>
          </table:table-cell>
          <table:table-cell table:style-name="ce69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Luminosity: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Abs. magnitude:</text:p>
          </table:table-cell>
          <table:table-cell table:style-name="ce69" table:formula="of:=FIXED([.G39]; 2)" office:value-type="string" office:string-value="4,83" calcext:value-type="string">
            <text:p>4,83</text:p>
          </table:table-cell>
          <table:table-cell table:style-name="ce7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69" table:formula="of:=FIXED([.G40] * RadiusSun; 0)" office:value-type="string" office:string-value="696.340" calcext:value-type="string">
            <text:p>696.340</text:p>
          </table:table-cell>
          <table:table-cell table:style-name="ce75" office:value-type="string" calcext:value-type="string">
            <text:p>km, or</text:p>
          </table:table-cell>
          <table:table-cell table:style-name="ce69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Temperature:</text:p>
          </table:table-cell>
          <table:table-cell table:style-name="ce71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69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69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69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69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69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4">
          <table:table-cell/>
          <table:table-cell table:style-name="Calc" office:value-type="string" calcext:value-type="string">
            <text:p>Main seq. life span:</text:p>
          </table:table-cell>
          <table:table-cell table:style-name="ce72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" table:number-columns-repeated="5"/>
          <table:table-cell table:number-columns-repeated="58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Probable luminosity for a main sequence star.</text:p>
          </table:table-cell>
          <table:covered-table-cell table:number-columns-repeated="4" table:style-name="Calc"/>
          <table:table-cell table:number-columns-repeated="58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2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  <calcext:conditional-format calcext:target-range-address="Star.C13:Star.C13 Star.C21:Star.C21 Star.C29:Star.C29 Star.C36:Star.C36 Star.C38:Star.C38">
            <calcext:condition calcext:apply-style-name="CalcError" calcext:value="&lt;0" calcext:base-cell-address="Star.C13"/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76"/>
          <table:table-cell table:style-name="PageHeading" table:number-columns-repeated="63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:</text:p>
          </table:table-cell>
          <table:table-cell table:style-name="ce77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:</text:p>
          </table:table-cell>
          <table:table-cell table:style-name="ce77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7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radius:</text:p>
          </table:table-cell>
          <table:table-cell table:style-name="ce79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Gravitational acc.:</text:p>
          </table:table-cell>
          <table:table-cell table:style-name="ce79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9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Escape velocity:</text:p>
          </table:table-cell>
          <table:table-cell table:style-name="ce79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80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ensity of satellite:</text:p>
          </table:table-cell>
          <table:table-cell table:style-name="ce81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Roche limit¹:</text:p>
          </table:table-cell>
          <table:table-cell table:style-name="ce79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to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78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Bodies within this radius might be torn apart by tidal forces and form a ring system.</text:p>
          </table:table-cell>
          <table:covered-table-cell table:style-name="ce18"/>
          <table:covered-table-cell table:number-columns-repeated="3" table:style-name="Calc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9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body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3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1" table:formula="of:=FIXED([.E27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6] * 1000)^3) / (GravitationalConstant * ([.C25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1" table:formula="of:=COM.MICROSOFT.CONCAT(FIXED([.E28]; 0); &quot;d &quot;; [.F28]; &quot;h &quot;; [.G28]; &quot;m &quot;; [.H28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7] / 86400)" office:value-type="float" office:value="365" calcext:value-type="float">
            <text:p>365</text:p>
          </table:table-cell>
          <table:table-cell table:style-name="InterimResult" table:formula="of:=INT(([.C27] - ([.E28] * 86400)) / 3600)" office:value-type="float" office:value="6" calcext:value-type="float">
            <text:p>6</text:p>
          </table:table-cell>
          <table:table-cell table:style-name="InterimResult" table:formula="of:=INT((([.C27] - ([.E28] * 86400)) - ([.F28] * 3600)) / 60)" office:value-type="float" office:value="11" calcext:value-type="float">
            <text:p>11</text:p>
          </table:table-cell>
          <table:table-cell table:style-name="InterimResult" table:formula="of:=[.C27] - ( [.E28] * 86400 ) - ([.F28] * 3600) - ([.G28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1st star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4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4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Luminosity of 2nd star:</text:p>
          </table:table-cell>
          <table:table-cell table:style-name="ce83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5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5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3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21" table:formula="of:=FIXED([.G36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6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83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Atmosph. absorption¹:</text:p>
          </table:table-cell>
          <table:table-cell table:style-name="ce83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Habitable zone:</text:p>
          </table:table-cell>
          <table:table-cell table:style-name="ce79" table:formula="of:=IF([.G40] &gt;= 1000; FIXED([.G40]; 0); ROUND([.G40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9" table:formula="of:=IF([.G41] &gt;= 1000; FIXED([.G41]; 0); ROUND([.G41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4] + [.C35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79" table:formula="of:=FIXED([.G40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9" table:formula="of:=FIXED([.G41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4] + [.C35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Effective temperature:</text:p>
          </table:table-cell>
          <table:table-cell table:style-name="ce21" table:formula="of:=FIXED([.G43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21" table:formula="of:=FIXED([.G43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7]) * (LuminositySun * ([.C34] + [.C35]))) / (16 * PI() * ([.C36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Surface temperature:</text:p>
          </table:table-cell>
          <table:table-cell table:style-name="ce21" table:formula="of:=FIXED([.G44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21" table:formula="of:=FIXED([.G44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3] * (1 / (1 - ([.C38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4">
          <table:table-cell/>
          <table:table-cell table:style-name="Calc" office:value-type="string" calcext:value-type="string">
            <text:p>Direct sun illum.²:</text:p>
          </table:table-cell>
          <table:table-cell table:style-name="ce21" table:formula="of:=COM.MICROSOFT.IFS([.H46] &lt; 10; ROUND([.H46]; 4); [.H46] &lt; 100; ROUND([.H46]; 2); [.H46] &gt;= 100; FIXED([.H46]; 0))" office:value-type="string" office:string-value="400.000" calcext:value-type="string">
            <text:p>400.000</text:p>
          </table:table-cell>
          <table:table-cell table:style-name="ce74" office:value-type="string" calcext:value-type="string">
            <text:p>× full Moon or</text:p>
          </table:table-cell>
          <table:table-cell table:style-name="ce21" table:formula="of:=COM.MICROSOFT.IFS([.I46] &lt; 10; ROUND([.I46]; 4); [.I46] &lt; 100; ROUND([.I46]; 2); [.I46] &gt;= 100; FIXED([.I46]; 0))" office:value-type="string" office:string-value="10.000" calcext:value-type="string">
            <text:p>10.000</text:p>
          </table:table-cell>
          <table:table-cell table:style-name="ce86" office:value-type="string" calcext:value-type="string">
            <text:p>× street light or</text:p>
          </table:table-cell>
          <table:table-cell table:style-name="InterimResult" table:formula="of:=([.C34] + [.C35]) / [.C36]^2" office:value-type="float" office:value="1" calcext:value-type="float">
            <text:p>1</text:p>
          </table:table-cell>
          <table:table-cell table:style-name="InterimResult" table:formula="of:=[.G46] * (IllumDirectSun / IllumFullMoon)" office:value-type="float" office:value="400000" calcext:value-type="float">
            <text:p>400000</text:p>
          </table:table-cell>
          <table:table-cell table:style-name="InterimResult" table:formula="of:=[.G46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1" table:formula="of:=COM.MICROSOFT.IFS([.H47] &lt; 10; ROUND([.H47]; 4); [.H47] &lt; 100; ROUND([.H47]; 2); [.H47] &gt;= 100; FIXED([.H47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21" table:formula="of:=COM.MICROSOFT.IFS([.I47] &lt; 10; ROUND([.I47]; 4); [.I47] &lt; 100; ROUND([.I47]; 2); [.I47] &gt;= 100; FIXED([.I47]; 0))" office:value-type="float" office:value="5" calcext:value-type="float">
            <text:p>5</text:p>
          </table:table-cell>
          <table:table-cell table:style-name="ce74" office:value-type="string" calcext:value-type="string">
            <text:p>× daylight or</text:p>
          </table:table-cell>
          <table:table-cell table:style-name="InterimResult"/>
          <table:table-cell table:style-name="InterimResult" table:formula="of:=[.G46] * (IllumDirectSun / IllumSunset)" office:value-type="float" office:value="250" calcext:value-type="float">
            <text:p>250</text:p>
          </table:table-cell>
          <table:table-cell table:style-name="InterimResult" table:formula="of:=[.G46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4">
          <table:table-cell/>
          <table:table-cell table:style-name="Calc"/>
          <table:table-cell table:style-name="ce21" table:formula="of:=COM.MICROSOFT.IFS([.G46] &lt; 10; ROUND([.G46]; 4); [.G46] &lt; 100; ROUND([.G46]; 2); [.G46] &gt;= 100; FIXED([.G46]; 0))" office:value-type="float" office:value="1" calcext:value-type="float">
            <text:p>1</text:p>
          </table:table-cell>
          <table:table-cell table:style-name="ce74" office:value-type="string" calcext:value-type="string">
            <text:p>× direct sun or</text:p>
          </table:table-cell>
          <table:table-cell table:style-name="ce21" table:formula="of:=FIXED([.G48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6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tmospheric absorption is an approximate measure of greenhouse gasses (water vapor, carbon dioxide and ozone) in the atmosphere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(i.e. illuminance) direct sunlight appears on the planet compared to various light sources.</text:p>
          </table:table-cell>
          <table:covered-table-cell table:number-columns-repeated="4" table:style-name="Calc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lanet radius:</text:p>
          </table:table-cell>
          <table:table-cell table:style-name="ce83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Land area:</text:p>
          </table:table-cell>
          <table:table-cell table:style-name="ce83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60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7]^2 * ([.C58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61] &gt;= 1000; FIXED([.E61]; 0); ROUND([.E61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9] * 1000000) / [.E60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:</text:p>
          </table:table-cell>
          <table:table-cell table:style-name="ce83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Population density:</text:p>
          </table:table-cell>
          <table:table-cell table:style-name="ce83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9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7] * 1000000) / [.C68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40:Planet.C41 Planet.E40:Planet.E41 Planet.C9:Planet.C20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7:Planet.C28 Planet.C40:Planet.C41 Planet.C43:Planet.C44 Planet.C46:Planet.C48 Planet.E36:Planet.E36 Planet.E40:Planet.E41 Planet.E43:Planet.E44 Planet.E46:Planet.E48 Planet.C12:Planet.C13 Planet.E13:Planet.E13">
            <calcext:condition calcext:apply-style-name="CalcError" calcext:value="is-error" calcext:base-cell-address="Planet.C12"/>
          </calcext:conditional-format>
          <calcext:conditional-format calcext:target-range-address="Planet.A1:Planet.A1 Planet.C9:Planet.C10 Planet.C16:Planet.C16 Planet.C25:Planet.C26 Planet.C34:Planet.C38 Planet.C57:Planet.C59 Planet.C67:Planet.C68">
            <calcext:condition calcext:apply-style-name="CalcError" calcext:value="&lt;0" calcext:base-cell-address="Planet.A1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Radius:</text:p>
          </table:table-cell>
          <table:table-cell table:style-name="ce87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Bond albedo:</text:p>
          </table:table-cell>
          <table:table-cell table:style-name="ce87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4">
          <table:table-cell/>
          <table:table-cell table:style-name="Calc" office:value-type="string" calcext:value-type="string">
            <text:p>Sunlight¹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2">× ⊕</text:span>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8" calcext:value-type="float">
            <text:p>0,999887246955658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²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74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74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74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74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74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¹ Amount of sunlight received by the satellite compared to Earth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Remark" office:value-type="string" calcext:value-type="string" table:number-columns-spanned="5" table:number-rows-spanned="1">
            <text:p>² How bright the satellite would appear in the sky based on its albedo and visual area, i.e. surface brightness.</text:p>
          </table:table-cell>
          <table:covered-table-cell table:number-columns-repeated="4" table:style-name="Calc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Mass of orbited planet:</text:p>
          </table:table-cell>
          <table:table-cell table:style-name="ce87" office:value-type="float" office:value="1" calcext:value-type="float">
            <text:p>1</text:p>
          </table:table-cell>
          <table:table-cell table:style-name="ce90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Semi-major axis:</text:p>
          </table:table-cell>
          <table:table-cell table:style-name="ce87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Orbital period:</text:p>
          </table:table-cell>
          <table:table-cell table:style-name="ce24" table:formula="of:=FIXED([.E29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8] * 1000)^3) / (GravitationalConstant * ([.C27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24" table:formula="of:=COM.MICROSOFT.CONCAT(FIXED([.E30]; 0); &quot;d &quot;; [.F30]; &quot;h &quot;; [.G30]; &quot;m &quot;; [.H30]; &quot;s&quot;)" office:value-type="string" office:string-value="27d 10h 50m 39s" calcext:value-type="string">
            <text:p>27d 10h 50m 39s</text:p>
          </table:table-cell>
          <table:table-cell table:style-name="ce91"/>
          <table:table-cell table:style-name="InterimResult" table:formula="of:=INT([.E29] / 86400)" office:value-type="float" office:value="27" calcext:value-type="float">
            <text:p>27</text:p>
          </table:table-cell>
          <table:table-cell table:style-name="InterimResult" table:formula="of:=INT(([.C29] - ([.E30] * 86400)) / 3600)" office:value-type="float" office:value="10" calcext:value-type="float">
            <text:p>10</text:p>
          </table:table-cell>
          <table:table-cell table:style-name="InterimResult" table:formula="of:=INT((([.C29] - ([.E30] * 86400)) - ([.F30] * 3600)) / 60)" office:value-type="float" office:value="50" calcext:value-type="float">
            <text:p>50</text:p>
          </table:table-cell>
          <table:table-cell table:style-name="InterimResult" table:formula="of:=[.C29] - ( [.E30] * 86400 ) - ([.F30] * 3600) - ([.G30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9:Satellite.C30">
            <calcext:condition calcext:apply-style-name="CalcError" calcext:value="is-error" calcext:base-cell-address="Satellite.C29"/>
          </calcext:conditional-format>
          <calcext:conditional-format calcext:target-range-address="Satellite.C9:Satellite.C12 Satellite.C27:Satellite.C28 Satellite.D30:Satellite.D30">
            <calcext:condition calcext:apply-style-name="CalcError" calcext:value="&lt;0" calcext:base-cell-address="Satellite.C9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☄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iameter:</text:p>
          </table:table-cell>
          <table:table-cell table:style-name="ce27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density:</text:p>
          </table:table-cell>
          <table:table-cell table:style-name="ce27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mass:</text:p>
          </table:table-cell>
          <table:table-cell table:style-name="ce93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Impactor velocity:</text:p>
          </table:table-cell>
          <table:table-cell table:style-name="ce94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95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Kinetic energy:</text:p>
          </table:table-cell>
          <table:table-cell table:style-name="ce97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7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3">×</text:span> lightning bolt or</text:p>
          </table:table-cell>
          <table:table-cell table:style-name="ce97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3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3">×</text:span> Tsar Bomba or</text:p>
          </table:table-cell>
          <table:table-cell table:style-name="ce97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4">
          <table:table-cell/>
          <table:table-cell table:style-name="Calc"/>
          <table:table-cell table:style-name="ce97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major solar flare or</text:p>
          </table:table-cell>
          <table:table-cell table:style-name="ce97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3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2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Approx. crater size:</text:p>
          </table:table-cell>
          <table:table-cell table:style-name="ce33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Lower bound:</text:p>
          </table:table-cell>
          <table:table-cell table:style-name="ce33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5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4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  <calcext:conditional-format calcext:target-range-address="Impact.C9:Impact.C10 Impact.C12:Impact.C12">
            <calcext:condition calcext:apply-style-name="CalcError" calcext:value="&lt;0" calcext:base-cell-address="Impact.C9"/>
          </calcext:conditional-format>
        </calcext:conditional-formats>
      </table:table>
      <table:table table:name="Vehic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🚀 Page: Vehicl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Vehicle mass and personnel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length:</text:p>
          </table:table-cell>
          <table:table-cell table:style-name="Input" office:value-type="float" office:value="100" calcext:value-type="float">
            <text:p>100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width:</text:p>
          </table:table-cell>
          <table:table-cell table:style-name="Input" office:value-type="float" office:value="25" calcext:value-type="float">
            <text:p>25</text:p>
          </table:table-cell>
          <table:table-cell table:style-name="Calc" office:value-type="string" calcext:value-type="string">
            <text:p>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Bulkiness¹:</text:p>
          </table:table-cell>
          <table:table-cell table:style-name="Input" office:value-type="float" office:value="4" calcext:value-type="float">
            <text:p>4</text:p>
          </table:table-cell>
          <table:table-cell table:style-name="Calc" office:value-type="string" calcext:value-type="string">
            <text:p>t/m² (rec. 1-7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 amount²:</text:p>
          </table:table-cell>
          <table:table-cell table:style-name="Input" office:value-type="float" office:value="2" calcext:value-type="float">
            <text:p>2</text:p>
          </table:table-cell>
          <table:table-cell table:style-name="Calc" office:value-type="string" calcext:value-type="string">
            <text:p>/10 m² (rec. 0.5-3.5)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hicle mass:</text:p>
          </table:table-cell>
          <table:table-cell table:style-name="CalcResult" table:formula="of:=FIXED([.E13]; 0)" office:value-type="string" office:string-value="10.000" calcext:value-type="string">
            <text:p>10.000</text:p>
          </table:table-cell>
          <table:table-cell table:style-name="Calc" office:value-type="string" calcext:value-type="string">
            <text:p>t</text:p>
          </table:table-cell>
          <table:table-cell table:style-name="InterimResult" table:formula="of:=[.C9] * [.C10] * [.C11]" office:value-type="float" office:value="10000" calcext:value-type="float">
            <text:p>10000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ersonnel:</text:p>
          </table:table-cell>
          <table:table-cell table:style-name="CalcResult" table:formula="of:=FIXED([.E14]; 0)" office:value-type="string" office:string-value="500" calcext:value-type="string">
            <text:p>500</text:p>
          </table:table-cell>
          <table:table-cell table:style-name="Calc"/>
          <table:table-cell table:style-name="InterimResult" table:formula="of:=[.C9] * [.C10] * ([.C12] / 10)" office:value-type="float" office:value="500" calcext:value-type="float">
            <text:p>500</text:p>
          </table:table-cell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Remark" office:value-type="string" calcext:value-type="string" table:number-columns-spanned="3" table:number-rows-spanned="1">
            <text:p>¹ Recommended values are 1-3 for boats, light battleships (corvettes, destroyers) and freighters, 3-5 for multi-purpose ships and medium battleships (most cruisers and frigates) and 5+ for heavy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9">
          <table:table-cell/>
          <table:table-cell table:style-name="CalcRemark" office:value-type="string" calcext:value-type="string" table:number-columns-spanned="3" table:number-rows-spanned="1">
            <text:p>² Recommended values are 0-1.5 for boats, light battleships and most civilian ships, 1.5-2.5 for most multi-purpose and medium battleships and 2.5+ for large battleships.</text:p>
          </table:table-cell>
          <table:covered-table-cell table:number-columns-repeated="2" table:style-name="Calc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91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0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85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38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" calcext:value-type="float">
            <text:p>10</text:p>
          </table:table-cell>
          <table:table-cell table:style-name="ce38" office:value-type="string" calcext:value-type="string">
            <text:p>parsec =</text:p>
          </table:table-cell>
          <table:table-cell table:style-name="ce100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39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" calcext:value-type="float">
            <text:p>1</text:p>
          </table:table-cell>
          <table:table-cell table:style-name="ce88" office:value-type="string" calcext:value-type="string">
            <text:p>parsec/h =</text:p>
          </table:table-cell>
          <table:table-cell table:style-name="ce101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41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FTL factor¹:</text:p>
          </table:table-cell>
          <table:table-cell table:style-name="ce42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Distance:</text:p>
          </table:table-cell>
          <table:table-cell table:style-name="ce42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Travel time:</text:p>
          </table:table-cell>
          <table:table-cell table:style-name="ce96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4">
          <table:table-cell/>
          <table:table-cell table:style-name="Calc" office:value-type="string" calcext:value-type="string">
            <text:p><text:s text:c="4"/>or</text:p>
          </table:table-cell>
          <table:table-cell table:style-name="ce98" table:formula="of:=COM.MICROSOFT.CONCAT(FIXED([.E27]; 0)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38"/>
          <table: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Remark" office:value-type="string" calcext:value-type="string" table:number-columns-spanned="3" table:number-rows-spanned="1">
            <text:p>¹ Faster-than-light analogous factor, measured in multiples of the light speed, c.</text:p>
          </table:table-cell>
          <table:covered-table-cell table:style-name="ce45"/>
          <table:covered-table-cell table:style-name="Calc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9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Velocity:</text:p>
          </table:table-cell>
          <table:table-cell table:style-name="ce42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Observer time:</text:p>
          </table:table-cell>
          <table:table-cell table:style-name="ce99" table:formula="of:=ROUND([.E36]; 4)" office:value-type="float" office:value="1.1547" calcext:value-type="float">
            <text:p>1,1547</text:p>
          </table:table-cell>
          <table:table-cell table:style-name="ce74" office:value-type="string" calcext:value-type="string">
            <text:p>×</text:p>
          </table:table-cell>
          <table:table-cell table:style-name="InterimResult" table:formula="of:=1 / SQRT(1 - (([.C35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4">
          <table:table-cell/>
          <table:table-cell table:style-name="Calc" office:value-type="string" calcext:value-type="string">
            <text:p>Traveler time:</text:p>
          </table:table-cell>
          <table:table-cell table:style-name="ce99" table:formula="of:=ROUND(1 / [.E36]; 4)" office:value-type="float" office:value="0.866" calcext:value-type="float">
            <text:p>0,866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/s ↔ km/h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50" calcext:value-type="float">
            <text:p>50</text:p>
          </table:table-cell>
          <table:table-cell table:style-name="Calc" office:value-type="string" calcext:value-type="string">
            <text:p>m/s =</text:p>
          </table:table-cell>
          <table:table-cell table:style-name="ce66" table:formula="of:=COM.MICROSOFT.IFS([.F43] &lt; 100; ROUND([.F43]; 2); [.F43] &lt; 1000; ROUND([.F43]; 1); [.F43] &gt;= 1000; FIXED([.F43]; 0))" office:value-type="float" office:value="180" calcext:value-type="float">
            <text:p>180</text:p>
          </table:table-cell>
          <table:table-cell table:style-name="Calc" office:value-type="string" calcext:value-type="string">
            <text:p>km/h</text:p>
          </table:table-cell>
          <table:table-cell table:style-name="InterimResult" table:formula="of:=[.B43] * 3.6" office:value-type="float" office:value="180" calcext:value-type="float">
            <text:p>180</text:p>
          </table:table-cell>
          <table:table-cell table:number-columns-repeated="58"/>
        </table:table-row>
        <table:table-row table:style-name="ro5">
          <table:table-cell/>
          <table:table-cell table:style-name="CalcSeparator" table:number-columns-repeated="4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 table:number-columns-repeated="4"/>
          <table:table-cell table:style-name="InterimResult"/>
          <table:table-cell table:number-columns-repeated="58"/>
        </table:table-row>
        <table:table-row table:style-name="ro4">
          <table:table-cell/>
          <table:table-cell table:style-name="ce42" office:value-type="float" office:value="100" calcext:value-type="float">
            <text:p>100</text:p>
          </table:table-cell>
          <table:table-cell table:style-name="Calc" office:value-type="string" calcext:value-type="string">
            <text:p>km/h =</text:p>
          </table:table-cell>
          <table:table-cell table:style-name="ce66" table:formula="of:=COM.MICROSOFT.IFS([.F46] &lt; 100; ROUND([.F46]; 2); [.F46] &lt; 1000; ROUND([.F46]; 1); [.F46] &gt;= 1000; FIXED([.F46]; 0))" office:value-type="float" office:value="27.78" calcext:value-type="float">
            <text:p>27,78</text:p>
          </table:table-cell>
          <table:table-cell table:style-name="Calc" office:value-type="string" calcext:value-type="string">
            <text:p>m/s</text:p>
          </table:table-cell>
          <table:table-cell table:style-name="InterimResult" table:formula="of:=[.B46] / 3.6" office:value-type="float" office:value="27.7777777777778" calcext:value-type="float">
            <text:p>27,7777777777778</text:p>
          </table:table-cell>
          <table:table-cell table:number-columns-repeated="58"/>
        </table:table-row>
        <table:table-row table:style-name="ro5">
          <table:table-cell/>
          <table:table-cell table:style-name="CalcBoxBottom" table:number-columns-repeated="4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Uniform acceler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4">
          <table:table-cell/>
          <table:table-cell table:style-name="Calc" office:value-type="string" calcext:value-type="string">
            <text:p>Initial velocity:</text:p>
          </table:table-cell>
          <table:table-cell table:style-name="ce42" office:value-type="float" office:value="0" calcext:value-type="float">
            <text:p>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2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2] / LightSpeed" office:value-type="float" office:value="0" calcext:value-type="float">
            <text:p>0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Final velocity:</text:p>
          </table:table-cell>
          <table:table-cell table:style-name="ce42" office:value-type="float" office:value="11200" calcext:value-type="float">
            <text:p>11200</text:p>
          </table:table-cell>
          <table:table-cell table:style-name="Calc" office:value-type="string" calcext:value-type="string">
            <text:p>m/s or</text:p>
          </table:table-cell>
          <table:table-cell table:style-name="ce56" table:formula="of:=ROUND([.G53]; 4)" office:value-type="float" office:value="0" calcext:value-type="float">
            <text:p>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C53] / LightSpeed" office:value-type="float" office:value="0.000037359178662193" calcext:value-type="float">
            <text:p>3,7359178662193E-05</text:p>
          </table:table-cell>
          <table:table-cell table:style-name="InterimResult" table:formula="of:=MAX([.C52]; [.C53]) - MIN([.C52]; [.C53])" office:value-type="float" office:value="11200" calcext:value-type="float">
            <text:p>11200</text:p>
          </table:table-cell>
          <table:table-cell table:style-name="InterimResult" table:number-columns-repeated="2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Acceleration:</text:p>
          </table:table-cell>
          <table:table-cell table:style-name="ce42" office:value-type="float" office:value="49" calcext:value-type="float">
            <text:p>49</text:p>
          </table:table-cell>
          <table:table-cell table:style-name="Calc" office:value-type="string" calcext:value-type="string">
            <text:p>m/s² or</text:p>
          </table:table-cell>
          <table:table-cell table:style-name="ce56" table:formula="of:=ROUND([.G54]; 2)" office:value-type="float" office:value="5" calcext:value-type="float">
            <text:p>5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[.C54] / EarthGravity" office:value-type="float" office:value="4.99660944359185" calcext:value-type="float">
            <text:p>4,99660944359185</text:p>
          </table:table-cell>
          <table:table-cell table:style-name="InterimResult" table:number-columns-repeated="3"/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ime required:</text:p>
          </table:table-cell>
          <table:table-cell table:style-name="ce56" table:formula="of:=FIXED([.G55]; 0)" office:value-type="string" office:string-value="229" calcext:value-type="string">
            <text:p>229</text:p>
          </table:table-cell>
          <table:table-cell table:style-name="ce67" office:value-type="string" calcext:value-type="string">
            <text:p>s or</text:p>
          </table:table-cell>
          <table:table-cell table:style-name="ce56" table:formula="of:=COM.MICROSOFT.CONCAT(FIXED([.H55]; 0); &quot;h &quot;; [.I55]; &quot;m &quot;; [.J55]; &quot;s&quot;)" office:value-type="string" office:string-value="0h 3m 48s" calcext:value-type="string">
            <text:p>0h 3m 48s</text:p>
          </table:table-cell>
          <table:table-cell table:style-name="Calc"/>
          <table:table-cell table:style-name="InterimResult" table:formula="of:=[.H53] / [.C54]" office:value-type="float" office:value="228.571428571429" calcext:value-type="float">
            <text:p>228,571428571429</text:p>
          </table:table-cell>
          <table:table-cell table:style-name="InterimResult" table:formula="of:=INT([.G55] / 3600)" office:value-type="float" office:value="0" calcext:value-type="float">
            <text:p>0</text:p>
          </table:table-cell>
          <table:table-cell table:style-name="InterimResult" table:formula="of:=INT(([.G55] - ([.H55] * 3600)) / 60)" office:value-type="float" office:value="3" calcext:value-type="float">
            <text:p>3</text:p>
          </table:table-cell>
          <table:table-cell table:style-name="InterimResult" table:formula="of:=INT([.G55] - ([.H55] * 3600) - ([.I55] * 60))" office:value-type="float" office:value="48" calcext:value-type="float">
            <text:p>48</text:p>
          </table:table-cell>
          <table:table-cell table:number-columns-repeated="54"/>
        </table:table-row>
        <table:table-row table:style-name="ro4">
          <table:table-cell/>
          <table:table-cell table:style-name="Calc" office:value-type="string" calcext:value-type="string">
            <text:p>Travel distance:</text:p>
          </table:table-cell>
          <table:table-cell table:style-name="ce56" table:formula="of:=FIXED([.G56]; 0)" office:value-type="string" office:string-value="1.280.000" calcext:value-type="string">
            <text:p>1.280.000</text:p>
          </table:table-cell>
          <table:table-cell table:style-name="ce67" office:value-type="string" calcext:value-type="string">
            <text:p>m or</text:p>
          </table:table-cell>
          <table:table-cell table:style-name="ce56" table:formula="of:=FIXED([.G56] / 1000; 0)" office:value-type="string" office:string-value="1.280" calcext:value-type="string">
            <text:p>1.280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(1 / 2) * ([.C52] + [.C53]) * [.G55]" office:value-type="float" office:value="1280000" calcext:value-type="float">
            <text:p>1280000</text:p>
          </table:table-cell>
          <table:table-cell table:style-name="InterimResult" table:number-columns-repeated="3"/>
          <table:table-cell table:number-columns-repeated="54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17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30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6:Travel.C3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55:Travel.D56 Travel.E52:Travel.E56">
            <calcext:condition calcext:apply-style-name="CalcError" calcext:value="is-error" calcext:base-cell-address="Travel.C52"/>
          </calcext:conditional-format>
          <calcext:conditional-format calcext:target-range-address="Travel.D43:Travel.D43 Travel.D46:Travel.D46">
            <calcext:condition calcext:apply-style-name="CalcError" calcext:value="is-error" calcext:base-cell-address="Travel.D43"/>
          </calcext:conditional-format>
          <calcext:conditional-format calcext:target-range-address="Travel.B9:Travel.B9 Travel.B12:Travel.B12 Travel.B18:Travel.B18 Travel.B43:Travel.B43 Travel.B46:Travel.B46 Travel.C24:Travel.C25 Travel.C35:Travel.C35 Travel.C52:Travel.C54">
            <calcext:condition calcext:apply-style-name="CalcError" calcext:value="&lt;0" calcext:base-cell-address="Travel.B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  <style:style style:name="CalcRemark" style:family="table-cell" style:parent-style-name="CalcResult">
      <style:table-cell-properties style:diagonal-bl-tr="none" style:diagonal-tl-br="none" style:text-align-source="value-type" style:repeat-content="false" fo:wrap-option="wrap"/>
      <style:text-properties fo:font-size="10pt" fo:font-style="oblique" style:text-underline-style="none" fo:font-weight="normal" style:font-size-asian="10pt" style:font-style-asian="italic" style:font-weight-asian="normal" fo:hyphenate="fals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.00.0000</text:date>, <text:time style:data-style-name="N2" text:time-value="23:26:56.7953791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8" meta:cell-count="606" meta:object-count="0"/>
  </office:meta>
</office:document-meta>
</file>